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11" svg:font-family="11"/>
    <style:font-face style:name="Arial" svg:font-family="Arial, sans-serif"/>
    <style:font-face style:name="Lohit Devanagari1" svg:font-family="'Lohit Devanagari'"/>
    <style:font-face style:name="Times New Roman" svg:font-family="'Times New Roman'"/>
    <style:font-face style:name="arial" svg:font-family="arial,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normal" officeooo:rsid="00284e0a" officeooo:paragraph-rsid="00069d01" style:font-weight-asian="normal" style:font-weight-complex="normal"/>
    </style:style>
    <style:style style:name="P2" style:family="paragraph" style:parent-style-name="Standard">
      <style:paragraph-properties fo:line-height="150%" fo:text-align="justify" style:justify-single-word="false"/>
      <style:text-properties style:font-name="Times new roman" officeooo:rsid="00284e0a" officeooo:paragraph-rsid="00069d01"/>
    </style:style>
    <style:style style:name="P3" style:family="paragraph" style:parent-style-name="Text_20_body">
      <style:paragraph-properties fo:line-height="150%" fo:text-align="center" style:justify-single-word="false"/>
      <style:text-properties style:font-name="Times new roman" officeooo:rsid="00284e0a" officeooo:paragraph-rsid="00069d01"/>
    </style:style>
    <style:style style:name="P4" style:family="paragraph" style:parent-style-name="Text_20_body">
      <style:paragraph-properties fo:line-height="150%" fo:text-align="start" style:justify-single-word="false"/>
      <style:text-properties style:font-name="Times new roman" officeooo:rsid="00284e0a" officeooo:paragraph-rsid="00069d01"/>
    </style:style>
    <style:style style:name="P5" style:family="paragraph" style:parent-style-name="Text_20_body">
      <style:paragraph-properties fo:line-height="150%" fo:text-align="center" style:justify-single-word="false"/>
      <style:text-properties officeooo:paragraph-rsid="00069d01"/>
    </style:style>
    <style:style style:name="P6" style:family="paragraph" style:parent-style-name="Text_20_body">
      <style:paragraph-properties fo:line-height="150%" fo:text-align="center" style:justify-single-word="false" fo:break-before="page"/>
      <style:text-properties style:font-name="Times new roman" officeooo:rsid="00284e0a" officeooo:paragraph-rsid="00069d01"/>
    </style:style>
    <style:style style:name="P7"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069d01"/>
    </style:style>
    <style:style style:name="P8" style:family="paragraph" style:parent-style-name="Standard">
      <loext:graphic-properties draw:fill="none" draw:fill-color="#ffffff"/>
      <style:paragraph-properties fo:margin-top="0in" fo:margin-bottom="0in" loext:contextual-spacing="false" fo:line-height="150%" fo:text-align="start" style:justify-single-word="false" fo:background-color="transparent"/>
      <style:text-properties officeooo:rsid="0027fe23" officeooo:paragraph-rsid="0008f55a"/>
    </style:style>
    <style:style style:name="P9" style:family="paragraph" style:parent-style-name="Standard">
      <style:paragraph-properties fo:line-height="150%" fo:text-align="justify" style:justify-single-word="false"/>
      <style:text-properties officeooo:paragraph-rsid="000bdb8e"/>
    </style:style>
    <style:style style:name="P10" style:family="paragraph" style:parent-style-name="Standard">
      <style:paragraph-properties fo:line-height="150%"/>
      <style:text-properties officeooo:paragraph-rsid="000bdb8e"/>
    </style:style>
    <style:style style:name="P11" style:family="paragraph" style:parent-style-name="Standard">
      <style:paragraph-properties fo:line-height="150%"/>
      <style:text-properties style:font-name="Times new roman" fo:font-size="12pt" fo:font-weight="bold" officeooo:rsid="001b3081" officeooo:paragraph-rsid="0008f55a" style:font-size-asian="12pt" style:font-weight-asian="bold" style:font-size-complex="12pt" style:font-weight-complex="bold"/>
    </style:style>
    <style:style style:name="P12" style:family="paragraph" style:parent-style-name="Standard">
      <style:paragraph-properties fo:line-height="150%"/>
      <style:text-properties style:font-name="Times new roman" fo:font-size="12pt" officeooo:rsid="001d4e49" officeooo:paragraph-rsid="0008f55a" style:font-size-asian="12pt" style:font-size-complex="12pt"/>
    </style:style>
    <style:style style:name="P13" style:family="paragraph" style:parent-style-name="Standard">
      <style:paragraph-properties fo:line-height="150%"/>
      <style:text-properties style:font-name="Times new roman" fo:font-size="12pt" officeooo:rsid="001b3081" officeooo:paragraph-rsid="0008f55a" style:font-size-asian="12pt" style:font-size-complex="12pt"/>
    </style:style>
    <style:style style:name="P14" style:family="paragraph" style:parent-style-name="Standard" style:list-style-name="L2">
      <style:paragraph-properties fo:line-height="150%"/>
      <style:text-properties style:font-name="Times new roman" fo:font-size="12pt" officeooo:rsid="001b3081" officeooo:paragraph-rsid="0008f55a" style:font-size-asian="12pt" style:font-size-complex="12pt"/>
    </style:style>
    <style:style style:name="P15" style:family="paragraph" style:parent-style-name="Standard">
      <style:paragraph-properties fo:line-height="150%"/>
      <style:text-properties style:font-name="Times new roman" fo:font-size="12pt" officeooo:rsid="001b3081" officeooo:paragraph-rsid="000bdb8e" style:font-size-asian="12pt" style:font-size-complex="12pt"/>
    </style:style>
    <style:style style:name="P16" style:family="paragraph" style:parent-style-name="Standard">
      <style:paragraph-properties fo:line-height="150%"/>
      <style:text-properties style:font-name="Times new roman" fo:font-size="12pt" officeooo:paragraph-rsid="0008f55a" style:font-size-asian="12pt" style:font-size-complex="12pt"/>
    </style:style>
    <style:style style:name="P17" style:family="paragraph" style:parent-style-name="Standard">
      <style:paragraph-properties fo:line-height="150%" fo:text-align="justify" style:justify-single-word="false"/>
      <style:text-properties style:font-name="Times new roman" fo:font-size="12pt" officeooo:paragraph-rsid="00069d01"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officeooo:paragraph-rsid="000bdb8e" style:font-size-asian="12pt" style:font-size-complex="12pt"/>
    </style:style>
    <style:style style:name="P19" style:family="paragraph" style:parent-style-name="Standard">
      <style:paragraph-properties fo:line-height="150%"/>
      <style:text-properties style:font-name="Times new roman" fo:font-size="12pt" officeooo:paragraph-rsid="000bdb8e" style:font-size-asian="12pt" style:font-size-complex="12pt"/>
    </style:style>
    <style:style style:name="P20" style:family="paragraph" style:parent-style-name="Standard">
      <style:paragraph-properties fo:line-height="150%" fo:text-align="justify" style:justify-single-word="false"/>
      <style:text-properties style:font-name="Times new roman" fo:font-size="12pt" officeooo:rsid="00284e0a" officeooo:paragraph-rsid="00069d01" style:font-size-asian="12pt" style:font-size-complex="12pt"/>
    </style:style>
    <style:style style:name="P21" style:family="paragraph" style:parent-style-name="Standard">
      <style:paragraph-properties fo:line-height="150%"/>
      <style:text-properties style:font-name="Times new roman" fo:font-size="12pt" fo:font-weight="normal" officeooo:rsid="001b3081" officeooo:paragraph-rsid="0008f55a"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1b3081" officeooo:paragraph-rsid="000bdb8e"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36f2f3" officeooo:paragraph-rsid="00069d01"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font-weight="normal" officeooo:rsid="00284e0a" officeooo:paragraph-rsid="00069d01"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Times new roman" fo:font-size="12pt" fo:font-weight="normal" officeooo:rsid="00284e0a" officeooo:paragraph-rsid="000bdb8e"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font-weight="normal" officeooo:rsid="00475d25" officeooo:paragraph-rsid="00069d01" style:font-size-asian="12pt" style:font-weight-asian="normal" style:font-size-complex="12pt" style:font-weight-complex="normal"/>
    </style:style>
    <style:style style:name="P27" style:family="paragraph" style:parent-style-name="Standard">
      <style:paragraph-properties fo:margin-top="0.0398in" fo:margin-bottom="0.0398in" loext:contextual-spacing="false" fo:line-height="150%"/>
      <style:text-properties style:font-name="Times new roman" fo:font-size="12pt" officeooo:paragraph-rsid="0008f55a" style:font-size-asian="12pt" style:font-size-complex="12pt"/>
    </style:style>
    <style:style style:name="P28" style:family="paragraph" style:parent-style-name="Standard">
      <style:paragraph-properties fo:margin-top="0.0398in" fo:margin-bottom="0.0398in" loext:contextual-spacing="false" fo:line-height="150%"/>
      <style:text-properties style:font-name="Times new roman" fo:font-size="12pt" officeooo:rsid="001b3081" officeooo:paragraph-rsid="0008f55a" style:font-size-asian="12pt" style:font-size-complex="12pt"/>
    </style:style>
    <style:style style:name="P29"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font-size="12pt" officeooo:paragraph-rsid="00069d01" fo:background-color="transparent" style:font-size-asian="12pt" style:font-size-complex="12pt"/>
    </style:style>
    <style:style style:name="P30" style:family="paragraph" style:parent-style-name="Text_20_body" style:list-style-name="L1">
      <loext:graphic-properties draw:fill="none" draw:fill-color="#ffffff"/>
      <style:paragraph-properties fo:margin-top="0in" fo:margin-bottom="0in" loext:contextual-spacing="false" fo:line-height="150%" fo:background-color="transparent"/>
      <style:text-properties fo:color="#0e101a" style:font-name="Times new roman" fo:font-size="12pt" officeooo:paragraph-rsid="00069d01" fo:background-color="transparent" style:font-size-asian="12pt" style:font-size-complex="12pt"/>
    </style:style>
    <style:style style:name="P31"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font-size="12pt" fo:font-weight="bold" officeooo:rsid="005f50d2" officeooo:paragraph-rsid="00069d01" fo:background-color="transparent" style:font-size-asian="12pt" style:font-weight-asian="bold" style:font-size-complex="12pt" style:font-weight-complex="bold"/>
    </style:style>
    <style:style style:name="P32"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style:text-properties officeooo:paragraph-rsid="0008f55a"/>
    </style:style>
    <style:style style:name="P33"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069d01"/>
    </style:style>
    <style:style style:name="P34"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08f55a"/>
    </style:style>
    <style:style style:name="P35" style:family="paragraph" style:parent-style-name="Text_20_body">
      <loext:graphic-properties draw:fill="none" draw:fill-color="#ffffff"/>
      <style:paragraph-properties fo:margin-top="0in" fo:margin-bottom="0in" loext:contextual-spacing="false" fo:line-height="150%" fo:background-color="transparent"/>
      <style:text-properties style:font-name="Times new roman" fo:font-size="12pt" officeooo:paragraph-rsid="00069d01" style:font-size-asian="12pt" style:font-size-complex="12pt"/>
    </style:style>
    <style:style style:name="P36"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style:text-properties style:font-name="Times new roman" fo:font-size="12pt" officeooo:paragraph-rsid="0008f55a" style:font-size-asian="12pt" style:font-size-complex="12pt"/>
    </style:style>
    <style:style style:name="P37" style:family="paragraph" style:parent-style-name="Text_20_body">
      <loext:graphic-properties draw:fill="none" draw:fill-color="#ffffff"/>
      <style:paragraph-properties fo:margin-top="0in" fo:margin-bottom="0in" loext:contextual-spacing="false" fo:line-height="150%" fo:background-color="transparent"/>
      <style:text-properties style:font-name="Times new roman" fo:font-size="12pt" fo:font-weight="bold" officeooo:rsid="0008f55a" officeooo:paragraph-rsid="0008f55a" style:font-size-asian="12pt" style:font-weight-asian="bold" style:font-size-complex="12pt" style:font-weight-complex="bold"/>
    </style:style>
    <style:style style:name="T1" style:family="text">
      <style:text-properties fo:color="#0e101a" fo:font-weight="bold" officeooo:rsid="00668081" fo:background-color="transparent" loext:char-shading-value="0" style:font-weight-asian="bold" style:font-weight-complex="bold"/>
    </style:style>
    <style:style style:name="T2" style:family="text">
      <style:text-properties fo:color="#0e101a" fo:font-weight="bold" officeooo:rsid="00683931" fo:background-color="transparent" loext:char-shading-value="0" style:font-weight-asian="bold" style:font-weight-complex="bold"/>
    </style:style>
    <style:style style:name="T3" style:family="text">
      <style:text-properties fo:color="#0e101a" fo:font-weight="bold" officeooo:rsid="007b276c" fo:background-color="transparent" loext:char-shading-value="0" style:font-weight-asian="bold" style:font-weight-complex="bold"/>
    </style:style>
    <style:style style:name="T4" style:family="text">
      <style:text-properties fo:color="#0e101a" fo:font-weight="bold" officeooo:rsid="007326ff" fo:background-color="transparent" loext:char-shading-value="0" style:font-weight-asian="bold" style:font-weight-complex="bold"/>
    </style:style>
    <style:style style:name="T5" style:family="text">
      <style:text-properties fo:color="#0e101a" fo:font-weight="bold" officeooo:rsid="0008f55a" fo:background-color="transparent" loext:char-shading-value="0" style:font-weight-asian="bold" style:font-weight-complex="bold"/>
    </style:style>
    <style:style style:name="T6" style:family="text">
      <style:text-properties fo:color="#0e101a" fo:font-weight="bold" officeooo:rsid="005f50d2" fo:background-color="transparent" loext:char-shading-value="0" style:font-weight-asian="bold" style:font-weight-complex="bold"/>
    </style:style>
    <style:style style:name="T7" style:family="text">
      <style:text-properties fo:color="#0e101a" fo:font-weight="normal" fo:background-color="transparent" loext:char-shading-value="0" style:font-weight-asian="normal" style:font-weight-complex="normal"/>
    </style:style>
    <style:style style:name="T8" style:family="text">
      <style:text-properties fo:color="#0e101a" fo:font-weight="normal" officeooo:rsid="00668081" fo:background-color="transparent" loext:char-shading-value="0" style:font-weight-asian="normal" style:font-weight-complex="normal"/>
    </style:style>
    <style:style style:name="T9" style:family="text">
      <style:text-properties fo:color="#0e101a" fo:font-weight="normal" officeooo:rsid="00683931" fo:background-color="transparent" loext:char-shading-value="0" style:font-weight-asian="normal" style:font-weight-complex="normal"/>
    </style:style>
    <style:style style:name="T10" style:family="text">
      <style:text-properties fo:color="#0e101a" fo:font-weight="normal" officeooo:rsid="0027fe23" fo:background-color="transparent" loext:char-shading-value="0" style:font-weight-asian="normal" style:font-weight-complex="normal"/>
    </style:style>
    <style:style style:name="T11" style:family="text">
      <style:text-properties fo:color="#0e101a" style:font-name="Times new roman" fo:font-weight="bold" officeooo:rsid="00683931" fo:background-color="transparent" loext:char-shading-value="0" style:font-weight-asian="bold" style:font-weight-complex="bold"/>
    </style:style>
    <style:style style:name="T12" style:family="text">
      <style:text-properties fo:color="#0e101a" style:font-name="Times new roman" fo:font-weight="bold" officeooo:rsid="007b276c" fo:background-color="transparent" loext:char-shading-value="0" style:font-weight-asian="bold" style:font-weight-complex="bold"/>
    </style:style>
    <style:style style:name="T13" style:family="text">
      <style:text-properties fo:color="#0e101a" style:font-name="Times new roman" fo:font-weight="bold" officeooo:rsid="007326ff" fo:background-color="transparent" loext:char-shading-value="0" style:font-weight-asian="bold" style:font-weight-complex="bold"/>
    </style:style>
    <style:style style:name="T14" style:family="text">
      <style:text-properties fo:color="#0e101a" style:font-name="Times new roman" fo:font-weight="bold" officeooo:rsid="005f50d2" fo:background-color="transparent" loext:char-shading-value="0" style:font-weight-asian="bold" style:font-weight-complex="bold"/>
    </style:style>
    <style:style style:name="T15" style:family="text">
      <style:text-properties fo:color="#0e101a" style:font-name="Times new roman" fo:font-weight="bold" officeooo:rsid="0008f55a" fo:background-color="transparent" loext:char-shading-value="0" style:font-weight-asian="bold" style:font-weight-complex="bold"/>
    </style:style>
    <style:style style:name="T16" style:family="text">
      <style:text-properties fo:color="#0e101a" style:font-name="Times new roman" fo:background-color="transparent" loext:char-shading-value="0"/>
    </style:style>
    <style:style style:name="T17" style:family="text">
      <style:text-properties fo:color="#0e101a" style:font-name="Times new roman" officeooo:rsid="007b276c" fo:background-color="transparent" loext:char-shading-value="0"/>
    </style:style>
    <style:style style:name="T18" style:family="text">
      <style:text-properties fo:color="#0e101a" style:font-name="Times new roman" officeooo:rsid="00683931" fo:background-color="transparent" loext:char-shading-value="0"/>
    </style:style>
    <style:style style:name="T19" style:family="text">
      <style:text-properties fo:color="#0e101a" style:font-name="Times new roman" officeooo:rsid="005f50d2" fo:background-color="transparent" loext:char-shading-value="0"/>
    </style:style>
    <style:style style:name="T20" style:family="text">
      <style:text-properties fo:color="#0e101a" style:font-name="Times new roman" officeooo:rsid="00690cb9" fo:background-color="transparent" loext:char-shading-value="0"/>
    </style:style>
    <style:style style:name="T21" style:family="text">
      <style:text-properties fo:color="#0e101a" style:font-name="Times new roman" officeooo:rsid="00806913" fo:background-color="transparent" loext:char-shading-value="0"/>
    </style:style>
    <style:style style:name="T22" style:family="text">
      <style:text-properties fo:color="#0e101a" style:font-name="Times new roman" officeooo:rsid="0008f55a" fo:background-color="transparent" loext:char-shading-value="0"/>
    </style:style>
    <style:style style:name="T23" style:family="text">
      <style:text-properties fo:color="#0e101a" style:font-name="Times new roman" fo:font-weight="normal" officeooo:rsid="00683931" fo:background-color="transparent" loext:char-shading-value="0" style:font-weight-asian="normal" style:font-weight-complex="normal"/>
    </style:style>
    <style:style style:name="T24" style:family="text">
      <style:text-properties fo:color="#0e101a" style:font-name="Times new roman" fo:font-weight="normal" officeooo:rsid="0027fe23" fo:background-color="transparent" loext:char-shading-value="0" style:font-weight-asian="normal" style:font-weight-complex="normal"/>
    </style:style>
    <style:style style:name="T25" style:family="text">
      <style:text-properties fo:color="#0e101a" fo:background-color="transparent" loext:char-shading-value="0"/>
    </style:style>
    <style:style style:name="T26" style:family="text">
      <style:text-properties fo:color="#0e101a" officeooo:rsid="00683931" fo:background-color="transparent" loext:char-shading-value="0"/>
    </style:style>
    <style:style style:name="T27" style:family="text">
      <style:text-properties fo:color="#0e101a" officeooo:rsid="00806913" fo:background-color="transparent" loext:char-shading-value="0"/>
    </style:style>
    <style:style style:name="T28" style:family="text">
      <style:text-properties fo:color="#0e101a" officeooo:rsid="007b276c" fo:background-color="transparent" loext:char-shading-value="0"/>
    </style:style>
    <style:style style:name="T29" style:family="text">
      <style:text-properties fo:color="#0e101a" officeooo:rsid="0008f55a" fo:background-color="transparent" loext:char-shading-value="0"/>
    </style:style>
    <style:style style:name="T30" style:family="text">
      <style:text-properties fo:color="#0e101a" officeooo:rsid="005f50d2" fo:background-color="transparent" loext:char-shading-value="0"/>
    </style:style>
    <style:style style:name="T31" style:family="text">
      <style:text-properties fo:color="#0e101a" officeooo:rsid="00690cb9" fo:background-color="transparent" loext:char-shading-value="0"/>
    </style:style>
    <style:style style:name="T32" style:family="text">
      <style:text-properties fo:color="#0e101a" style:font-name="11" fo:font-weight="bold" officeooo:rsid="00668081" fo:background-color="transparent" loext:char-shading-value="0" style:font-weight-asian="bold" style:font-weight-complex="bold"/>
    </style:style>
    <style:style style:name="T33" style:family="text">
      <style:text-properties fo:color="#0e101a" style:font-name="11" fo:font-weight="bold" officeooo:rsid="00683931" fo:background-color="transparent" loext:char-shading-value="0" style:font-weight-asian="bold" style:font-weight-complex="bold"/>
    </style:style>
    <style:style style:name="T34" style:family="text">
      <style:text-properties fo:color="#0e101a" style:font-name="11" fo:font-weight="bold" officeooo:rsid="007b276c" fo:background-color="transparent" loext:char-shading-value="0" style:font-weight-asian="bold" style:font-weight-complex="bold"/>
    </style:style>
    <style:style style:name="T35" style:family="text">
      <style:text-properties fo:color="#0e101a" style:font-name="11" fo:font-weight="bold" officeooo:rsid="007326ff" fo:background-color="transparent" loext:char-shading-value="0" style:font-weight-asian="bold" style:font-weight-complex="bold"/>
    </style:style>
    <style:style style:name="T36" style:family="text">
      <style:text-properties fo:color="#0e101a" style:font-name="11" fo:font-weight="bold" officeooo:rsid="0008f55a" fo:background-color="transparent" loext:char-shading-value="0" style:font-weight-asian="bold" style:font-weight-complex="bold"/>
    </style:style>
    <style:style style:name="T37" style:family="text">
      <style:text-properties fo:color="#0e101a" style:font-name="11" fo:font-weight="bold" officeooo:rsid="005f50d2" fo:background-color="transparent" loext:char-shading-value="0" style:font-weight-asian="bold" style:font-weight-complex="bold"/>
    </style:style>
    <style:style style:name="T38" style:family="text">
      <style:text-properties fo:color="#0e101a" style:font-name="11" fo:font-weight="normal" fo:background-color="transparent" loext:char-shading-value="0" style:font-weight-asian="normal" style:font-weight-complex="normal"/>
    </style:style>
    <style:style style:name="T39" style:family="text">
      <style:text-properties fo:color="#0e101a" style:font-name="11" fo:font-weight="normal" officeooo:rsid="00668081" fo:background-color="transparent" loext:char-shading-value="0" style:font-weight-asian="normal" style:font-weight-complex="normal"/>
    </style:style>
    <style:style style:name="T40" style:family="text">
      <style:text-properties fo:color="#0e101a" style:font-name="11" fo:font-weight="normal" officeooo:rsid="00683931" fo:background-color="transparent" loext:char-shading-value="0" style:font-weight-asian="normal" style:font-weight-complex="normal"/>
    </style:style>
    <style:style style:name="T41" style:family="text">
      <style:text-properties fo:color="#0e101a" style:font-name="11" fo:background-color="transparent" loext:char-shading-value="0"/>
    </style:style>
    <style:style style:name="T42" style:family="text">
      <style:text-properties fo:color="#0e101a" style:font-name="11" officeooo:rsid="00683931" fo:background-color="transparent" loext:char-shading-value="0"/>
    </style:style>
    <style:style style:name="T43" style:family="text">
      <style:text-properties fo:color="#0e101a" style:font-name="11" officeooo:rsid="00806913" fo:background-color="transparent" loext:char-shading-value="0"/>
    </style:style>
    <style:style style:name="T44" style:family="text">
      <style:text-properties fo:color="#0e101a" style:font-name="11" officeooo:rsid="0008f55a" fo:background-color="transparent" loext:char-shading-value="0"/>
    </style:style>
    <style:style style:name="T45" style:family="text">
      <style:text-properties fo:color="#0e101a" style:font-name="11" officeooo:rsid="005f50d2" fo:background-color="transparent" loext:char-shading-value="0"/>
    </style:style>
    <style:style style:name="T46" style:family="text">
      <style:text-properties fo:color="#0e101a" style:font-name="11" officeooo:rsid="00690cb9" fo:background-color="transparent" loext:char-shading-value="0"/>
    </style:style>
    <style:style style:name="T47" style:family="text">
      <style:text-properties fo:color="#0e101a" style:font-name="Times new roman" fo:font-weight="bold" officeooo:rsid="00668081" fo:background-color="transparent" loext:char-shading-value="0" style:font-weight-asian="bold" style:font-weight-complex="bold"/>
    </style:style>
    <style:style style:name="T48" style:family="text">
      <style:text-properties fo:color="#0e101a" style:font-name="Times new roman" fo:font-weight="bold" officeooo:rsid="00683931" fo:background-color="transparent" loext:char-shading-value="0" style:font-weight-asian="bold" style:font-weight-complex="bold"/>
    </style:style>
    <style:style style:name="T49" style:family="text">
      <style:text-properties fo:color="#0e101a" style:font-name="Times new roman" fo:font-weight="bold" officeooo:rsid="007b276c" fo:background-color="transparent" loext:char-shading-value="0" style:font-weight-asian="bold" style:font-weight-complex="bold"/>
    </style:style>
    <style:style style:name="T50" style:family="text">
      <style:text-properties fo:color="#0e101a" style:font-name="Times new roman" fo:font-weight="bold" officeooo:rsid="007326ff" fo:background-color="transparent" loext:char-shading-value="0" style:font-weight-asian="bold" style:font-weight-complex="bold"/>
    </style:style>
    <style:style style:name="T51" style:family="text">
      <style:text-properties fo:color="#0e101a" style:font-name="Times new roman" fo:font-weight="bold" officeooo:rsid="0008f55a" fo:background-color="transparent" loext:char-shading-value="0" style:font-weight-asian="bold" style:font-weight-complex="bold"/>
    </style:style>
    <style:style style:name="T52" style:family="text">
      <style:text-properties fo:color="#0e101a" style:font-name="Times new roman" fo:font-weight="bold" officeooo:rsid="005f50d2" fo:background-color="transparent" loext:char-shading-value="0" style:font-weight-asian="bold" style:font-weight-complex="bold"/>
    </style:style>
    <style:style style:name="T53" style:family="text">
      <style:text-properties fo:color="#0e101a" style:font-name="Times new roman" fo:font-weight="normal" fo:background-color="transparent" loext:char-shading-value="0" style:font-weight-asian="normal" style:font-weight-complex="normal"/>
    </style:style>
    <style:style style:name="T54" style:family="text">
      <style:text-properties fo:color="#0e101a" style:font-name="Times new roman" fo:font-weight="normal" officeooo:rsid="00668081" fo:background-color="transparent" loext:char-shading-value="0" style:font-weight-asian="normal" style:font-weight-complex="normal"/>
    </style:style>
    <style:style style:name="T55" style:family="text">
      <style:text-properties fo:color="#0e101a" style:font-name="Times new roman" fo:font-weight="normal" officeooo:rsid="00683931" fo:background-color="transparent" loext:char-shading-value="0" style:font-weight-asian="normal" style:font-weight-complex="normal"/>
    </style:style>
    <style:style style:name="T56" style:family="text">
      <style:text-properties fo:color="#0e101a" style:font-name="Times new roman" fo:background-color="transparent" loext:char-shading-value="0"/>
    </style:style>
    <style:style style:name="T57" style:family="text">
      <style:text-properties fo:color="#0e101a" style:font-name="Times new roman" officeooo:rsid="00683931" fo:background-color="transparent" loext:char-shading-value="0"/>
    </style:style>
    <style:style style:name="T58" style:family="text">
      <style:text-properties fo:color="#0e101a" style:font-name="Times new roman" officeooo:rsid="00806913" fo:background-color="transparent" loext:char-shading-value="0"/>
    </style:style>
    <style:style style:name="T59" style:family="text">
      <style:text-properties fo:color="#0e101a" style:font-name="Times new roman" officeooo:rsid="0008f55a" fo:background-color="transparent" loext:char-shading-value="0"/>
    </style:style>
    <style:style style:name="T60" style:family="text">
      <style:text-properties fo:color="#0e101a" style:font-name="Times new roman" officeooo:rsid="005f50d2" fo:background-color="transparent" loext:char-shading-value="0"/>
    </style:style>
    <style:style style:name="T61" style:family="text">
      <style:text-properties fo:color="#0e101a" style:font-name="Times new roman" officeooo:rsid="00690cb9" fo:background-color="transparent" loext:char-shading-value="0"/>
    </style:style>
    <style:style style:name="T62" style:family="text">
      <style:text-properties fo:color="#0e101a" style:font-name="Times new roman" fo:font-size="11pt" fo:font-weight="bold" officeooo:rsid="00668081" fo:background-color="transparent" loext:char-shading-value="0" style:font-size-asian="11pt" style:font-weight-asian="bold" style:font-size-complex="11pt" style:font-weight-complex="bold"/>
    </style:style>
    <style:style style:name="T63" style:family="text">
      <style:text-properties fo:color="#0e101a" style:font-name="Times new roman" fo:font-size="11pt" fo:font-weight="bold" officeooo:rsid="00683931" fo:background-color="transparent" loext:char-shading-value="0" style:font-size-asian="11pt" style:font-weight-asian="bold" style:font-size-complex="11pt" style:font-weight-complex="bold"/>
    </style:style>
    <style:style style:name="T64" style:family="text">
      <style:text-properties fo:color="#0e101a" style:font-name="Times new roman" fo:font-size="11pt" fo:font-weight="bold" officeooo:rsid="007b276c" fo:background-color="transparent" loext:char-shading-value="0" style:font-size-asian="11pt" style:font-weight-asian="bold" style:font-size-complex="11pt" style:font-weight-complex="bold"/>
    </style:style>
    <style:style style:name="T65" style:family="text">
      <style:text-properties fo:color="#0e101a" style:font-name="Times new roman" fo:font-size="11pt" fo:font-weight="bold" officeooo:rsid="007326ff" fo:background-color="transparent" loext:char-shading-value="0" style:font-size-asian="11pt" style:font-weight-asian="bold" style:font-size-complex="11pt" style:font-weight-complex="bold"/>
    </style:style>
    <style:style style:name="T66" style:family="text">
      <style:text-properties fo:color="#0e101a" style:font-name="Times new roman" fo:font-size="11pt" fo:font-weight="bold" officeooo:rsid="0008f55a" fo:background-color="transparent" loext:char-shading-value="0" style:font-size-asian="11pt" style:font-weight-asian="bold" style:font-size-complex="11pt" style:font-weight-complex="bold"/>
    </style:style>
    <style:style style:name="T67" style:family="text">
      <style:text-properties fo:color="#0e101a" style:font-name="Times new roman" fo:font-size="11pt" fo:font-weight="bold" officeooo:rsid="005f50d2" fo:background-color="transparent" loext:char-shading-value="0" style:font-size-asian="11pt" style:font-weight-asian="bold" style:font-size-complex="11pt" style:font-weight-complex="bold"/>
    </style:style>
    <style:style style:name="T68" style:family="text">
      <style:text-properties fo:color="#0e101a" style:font-name="Times new roman" fo:font-size="11pt" fo:font-weight="normal" fo:background-color="transparent" loext:char-shading-value="0" style:font-size-asian="11pt" style:font-weight-asian="normal" style:font-size-complex="11pt" style:font-weight-complex="normal"/>
    </style:style>
    <style:style style:name="T69" style:family="text">
      <style:text-properties fo:color="#0e101a" style:font-name="Times new roman" fo:font-size="11pt" fo:font-weight="normal" officeooo:rsid="00668081" fo:background-color="transparent" loext:char-shading-value="0" style:font-size-asian="11pt" style:font-weight-asian="normal" style:font-size-complex="11pt" style:font-weight-complex="normal"/>
    </style:style>
    <style:style style:name="T70" style:family="text">
      <style:text-properties fo:color="#0e101a" style:font-name="Times new roman" fo:font-size="11pt" fo:font-weight="normal" officeooo:rsid="00683931" fo:background-color="transparent" loext:char-shading-value="0" style:font-size-asian="11pt" style:font-weight-asian="normal" style:font-size-complex="11pt" style:font-weight-complex="normal"/>
    </style:style>
    <style:style style:name="T71" style:family="text">
      <style:text-properties fo:color="#0e101a" style:font-name="Times new roman" fo:font-size="11pt" fo:background-color="transparent" loext:char-shading-value="0" style:font-size-asian="11pt" style:font-size-complex="11pt"/>
    </style:style>
    <style:style style:name="T72" style:family="text">
      <style:text-properties fo:color="#0e101a" style:font-name="Times new roman" fo:font-size="11pt" officeooo:rsid="00683931" fo:background-color="transparent" loext:char-shading-value="0" style:font-size-asian="11pt" style:font-size-complex="11pt"/>
    </style:style>
    <style:style style:name="T73" style:family="text">
      <style:text-properties fo:color="#0e101a" style:font-name="Times new roman" fo:font-size="11pt" officeooo:rsid="00806913" fo:background-color="transparent" loext:char-shading-value="0" style:font-size-asian="11pt" style:font-size-complex="11pt"/>
    </style:style>
    <style:style style:name="T74" style:family="text">
      <style:text-properties fo:color="#0e101a" style:font-name="Times new roman" fo:font-size="11pt" officeooo:rsid="0008f55a" fo:background-color="transparent" loext:char-shading-value="0" style:font-size-asian="11pt" style:font-size-complex="11pt"/>
    </style:style>
    <style:style style:name="T75" style:family="text">
      <style:text-properties fo:color="#0e101a" style:font-name="Times new roman" fo:font-size="11pt" officeooo:rsid="005f50d2" fo:background-color="transparent" loext:char-shading-value="0" style:font-size-asian="11pt" style:font-size-complex="11pt"/>
    </style:style>
    <style:style style:name="T76" style:family="text">
      <style:text-properties fo:color="#0e101a" style:font-name="Times new roman" fo:font-size="11pt" officeooo:rsid="00690cb9" fo:background-color="transparent" loext:char-shading-value="0" style:font-size-asian="11pt" style:font-size-complex="11pt"/>
    </style:style>
    <style:style style:name="T77" style:family="text">
      <style:text-properties fo:color="#0e101a" style:font-name="Times new roman" fo:font-size="12pt" fo:font-weight="bold" officeooo:rsid="00668081" fo:background-color="transparent" loext:char-shading-value="0" style:font-size-asian="12pt" style:font-weight-asian="bold" style:font-size-complex="12pt" style:font-weight-complex="bold"/>
    </style:style>
    <style:style style:name="T78" style:family="text">
      <style:text-properties fo:color="#0e101a" style:font-name="Times new roman" fo:font-size="12pt" fo:font-weight="bold" officeooo:rsid="00683931" fo:background-color="transparent" loext:char-shading-value="0" style:font-size-asian="12pt" style:font-weight-asian="bold" style:font-size-complex="12pt" style:font-weight-complex="bold"/>
    </style:style>
    <style:style style:name="T79" style:family="text">
      <style:text-properties fo:color="#0e101a" style:font-name="Times new roman" fo:font-size="12pt" fo:font-weight="bold" officeooo:rsid="007b276c" fo:background-color="transparent" loext:char-shading-value="0" style:font-size-asian="12pt" style:font-weight-asian="bold" style:font-size-complex="12pt" style:font-weight-complex="bold"/>
    </style:style>
    <style:style style:name="T80" style:family="text">
      <style:text-properties fo:color="#0e101a" style:font-name="Times new roman" fo:font-size="12pt" fo:font-weight="bold" officeooo:rsid="007326ff" fo:background-color="transparent" loext:char-shading-value="0" style:font-size-asian="12pt" style:font-weight-asian="bold" style:font-size-complex="12pt" style:font-weight-complex="bold"/>
    </style:style>
    <style:style style:name="T81" style:family="text">
      <style:text-properties fo:color="#0e101a" style:font-name="Times new roman" fo:font-size="12pt" fo:font-weight="bold" officeooo:rsid="0008f55a" fo:background-color="transparent" loext:char-shading-value="0" style:font-size-asian="12pt" style:font-weight-asian="bold" style:font-size-complex="12pt" style:font-weight-complex="bold"/>
    </style:style>
    <style:style style:name="T82" style:family="text">
      <style:text-properties fo:color="#0e101a" style:font-name="Times new roman" fo:font-size="12pt" fo:font-weight="bold" officeooo:rsid="005f50d2" fo:background-color="transparent" loext:char-shading-value="0" style:font-size-asian="12pt" style:font-weight-asian="bold" style:font-size-complex="12pt" style:font-weight-complex="bold"/>
    </style:style>
    <style:style style:name="T83" style:family="text">
      <style:text-properties fo:color="#0e101a" style:font-name="Times new roman" fo:font-size="12pt" fo:font-weight="normal" fo:background-color="transparent" loext:char-shading-value="0" style:font-size-asian="12pt" style:font-weight-asian="normal" style:font-size-complex="12pt" style:font-weight-complex="normal"/>
    </style:style>
    <style:style style:name="T84" style:family="text">
      <style:text-properties fo:color="#0e101a" style:font-name="Times new roman" fo:font-size="12pt" fo:font-weight="normal" officeooo:rsid="00668081" fo:background-color="transparent" loext:char-shading-value="0" style:font-size-asian="12pt" style:font-weight-asian="normal" style:font-size-complex="12pt" style:font-weight-complex="normal"/>
    </style:style>
    <style:style style:name="T85" style:family="text">
      <style:text-properties fo:color="#0e101a" style:font-name="Times new roman" fo:font-size="12pt" fo:font-weight="normal" officeooo:rsid="00683931" fo:background-color="transparent" loext:char-shading-value="0" style:font-size-asian="12pt" style:font-weight-asian="normal" style:font-size-complex="12pt" style:font-weight-complex="normal"/>
    </style:style>
    <style:style style:name="T86" style:family="text">
      <style:text-properties fo:color="#0e101a" style:font-name="Times new roman" fo:font-size="12pt" fo:background-color="transparent" loext:char-shading-value="0" style:font-size-asian="12pt" style:font-size-complex="12pt"/>
    </style:style>
    <style:style style:name="T87" style:family="text">
      <style:text-properties fo:color="#0e101a" style:font-name="Times new roman" fo:font-size="12pt" officeooo:rsid="00683931" fo:background-color="transparent" loext:char-shading-value="0" style:font-size-asian="12pt" style:font-size-complex="12pt"/>
    </style:style>
    <style:style style:name="T88" style:family="text">
      <style:text-properties fo:color="#0e101a" style:font-name="Times new roman" fo:font-size="12pt" officeooo:rsid="00806913" fo:background-color="transparent" loext:char-shading-value="0" style:font-size-asian="12pt" style:font-size-complex="12pt"/>
    </style:style>
    <style:style style:name="T89" style:family="text">
      <style:text-properties fo:color="#0e101a" style:font-name="Times new roman" fo:font-size="12pt" officeooo:rsid="0008f55a" fo:background-color="transparent" loext:char-shading-value="0" style:font-size-asian="12pt" style:font-size-complex="12pt"/>
    </style:style>
    <style:style style:name="T90" style:family="text">
      <style:text-properties fo:color="#0e101a" style:font-name="Times new roman" fo:font-size="12pt" officeooo:rsid="005f50d2" fo:background-color="transparent" loext:char-shading-value="0" style:font-size-asian="12pt" style:font-size-complex="12pt"/>
    </style:style>
    <style:style style:name="T91" style:family="text">
      <style:text-properties fo:color="#0e101a" style:font-name="Times new roman" fo:font-size="12pt" officeooo:rsid="00690cb9" fo:background-color="transparent" loext:char-shading-value="0" style:font-size-asian="12pt" style:font-size-complex="12pt"/>
    </style:style>
    <style:style style:name="T92" style:family="text">
      <style:text-properties officeooo:rsid="007b276c"/>
    </style:style>
    <style:style style:name="T93" style:family="text">
      <style:text-properties officeooo:rsid="006d05a1"/>
    </style:style>
    <style:style style:name="T94" style:family="text">
      <style:text-properties officeooo:rsid="00690cb9"/>
    </style:style>
    <style:style style:name="T95" style:family="text">
      <style:text-properties style:font-name="Times new roman" officeooo:rsid="00284e0a"/>
    </style:style>
    <style:style style:name="T96" style:family="text">
      <style:text-properties style:font-name="Times new roman" officeooo:rsid="002e5e30"/>
    </style:style>
    <style:style style:name="T97" style:family="text">
      <style:text-properties style:font-name="Times new roman" officeooo:rsid="00321436"/>
    </style:style>
    <style:style style:name="T98" style:family="text">
      <style:text-properties style:font-name="Times new roman" officeooo:rsid="005bdfd3"/>
    </style:style>
    <style:style style:name="T99" style:family="text">
      <style:text-properties style:font-name="Times new roman" officeooo:rsid="000bdb8e"/>
    </style:style>
    <style:style style:name="T100" style:family="text">
      <style:text-properties style:font-name="Times new roman" officeooo:rsid="0036f2f3"/>
    </style:style>
    <style:style style:name="T101" style:family="text">
      <style:text-properties style:font-name="Times new roman" fo:font-weight="bold" officeooo:rsid="00284e0a" style:font-weight-asian="bold" style:font-weight-complex="bold"/>
    </style:style>
    <style:style style:name="T102" style:family="text">
      <style:text-properties officeooo:rsid="0036f2f3"/>
    </style:style>
    <style:style style:name="T103" style:family="text">
      <style:text-properties officeooo:rsid="0027fe23"/>
    </style:style>
    <style:style style:name="T104" style:family="text">
      <style:text-properties style:font-name="Times new roman"/>
    </style:style>
    <style:style style:name="T105" style:family="text">
      <style:text-properties style:font-name="Times new roman" officeooo:rsid="001b3081"/>
    </style:style>
    <style:style style:name="T106" style:family="text">
      <style:text-properties style:font-name="Times new roman" officeooo:rsid="001d4e49"/>
    </style:style>
    <style:style style:name="T107" style:family="text">
      <style:text-properties style:font-name="Times new roman" officeooo:rsid="0027fe23"/>
    </style:style>
    <style:style style:name="T108" style:family="text">
      <style:text-properties style:font-name="Times new roman" officeooo:rsid="00260cb3"/>
    </style:style>
    <style:style style:name="T109" style:family="text">
      <style:text-properties style:font-name="Times new roman" officeooo:rsid="00321436"/>
    </style:style>
    <style:style style:name="T110" style:family="text">
      <style:text-properties style:font-name="Times new roman" officeooo:rsid="000bdb8e"/>
    </style:style>
    <style:style style:name="T111" style:family="text">
      <style:text-properties style:font-name="Times new roman" officeooo:rsid="0036f2f3"/>
    </style:style>
    <style:style style:name="T112" style:family="text">
      <style:text-properties style:font-name="Times new roman" fo:font-size="11pt" style:font-size-asian="11pt" style:font-size-complex="11pt"/>
    </style:style>
    <style:style style:name="T113" style:family="text">
      <style:text-properties style:font-name="Times new roman" fo:font-size="11pt" officeooo:rsid="0027fe23" style:font-size-asian="11pt" style:font-size-complex="11pt"/>
    </style:style>
    <style:style style:name="T114" style:family="text">
      <style:text-properties style:font-name="Times new roman" fo:font-size="11pt" officeooo:rsid="001b3081" style:font-size-asian="11pt" style:font-size-complex="11pt"/>
    </style:style>
    <style:style style:name="T115" style:family="text">
      <style:text-properties style:font-name="Times new roman" fo:font-size="11pt" officeooo:rsid="00260cb3" style:font-size-asian="11pt" style:font-size-complex="11pt"/>
    </style:style>
    <style:style style:name="T116" style:family="text">
      <style:text-properties style:font-name="Times new roman" fo:font-size="11pt" officeooo:rsid="00321436" style:font-size-asian="11pt" style:font-size-complex="11pt"/>
    </style:style>
    <style:style style:name="T117" style:family="text">
      <style:text-properties style:font-name="Times new roman" fo:font-size="11pt" officeooo:rsid="000bdb8e" style:font-size-asian="11pt" style:font-size-complex="11pt"/>
    </style:style>
    <style:style style:name="T118" style:family="text">
      <style:text-properties style:font-name="Times new roman" fo:font-size="11pt" officeooo:rsid="0036f2f3" style:font-size-asian="11pt" style:font-size-complex="11pt"/>
    </style:style>
    <style:style style:name="T119" style:family="text">
      <style:text-properties style:font-name="Times new roman" fo:font-size="12pt" style:font-size-asian="12pt" style:font-size-complex="12pt"/>
    </style:style>
    <style:style style:name="T120" style:family="text">
      <style:text-properties style:font-name="Times new roman" fo:font-size="12pt" officeooo:rsid="0027fe23" style:font-size-asian="12pt" style:font-size-complex="12pt"/>
    </style:style>
    <style:style style:name="T121" style:family="text">
      <style:text-properties style:font-name="Times new roman" fo:font-size="12pt" officeooo:rsid="001b3081" style:font-size-asian="12pt" style:font-size-complex="12pt"/>
    </style:style>
    <style:style style:name="T122" style:family="text">
      <style:text-properties style:font-name="Times new roman" fo:font-size="12pt" officeooo:rsid="00260cb3" style:font-size-asian="12pt" style:font-size-complex="12pt"/>
    </style:style>
    <style:style style:name="T123" style:family="text">
      <style:text-properties style:font-name="Times new roman" fo:font-size="12pt" officeooo:rsid="00321436" style:font-size-asian="12pt" style:font-size-complex="12pt"/>
    </style:style>
    <style:style style:name="T124" style:family="text">
      <style:text-properties style:font-name="Times new roman" fo:font-size="12pt" officeooo:rsid="000bdb8e" style:font-size-asian="12pt" style:font-size-complex="12pt"/>
    </style:style>
    <style:style style:name="T125" style:family="text">
      <style:text-properties style:font-name="Times new roman" fo:font-size="12pt" officeooo:rsid="0036f2f3" style:font-size-asian="12pt" style:font-size-complex="12pt"/>
    </style:style>
    <style:style style:name="T126" style:family="text">
      <style:text-properties fo:font-variant="normal" fo:text-transform="none" fo:color="#1155cc" style:font-name="Arial" fo:font-size="9.75pt" fo:letter-spacing="normal" fo:font-style="normal" fo:font-weight="normal"/>
    </style:style>
    <style:style style:name="T127" style:family="text">
      <style:text-properties fo:font-variant="normal" fo:text-transform="none" fo:color="#1155cc" style:font-name="Arial" fo:font-size="9.75pt" fo:letter-spacing="normal" fo:font-style="normal" fo:font-weight="normal" officeooo:rsid="001d4e49"/>
    </style:style>
    <style:style style:name="T128" style:family="text">
      <style:text-properties fo:font-variant="normal" fo:text-transform="none" fo:color="#1155cc" fo:font-size="9.75pt" fo:letter-spacing="normal" fo:font-style="normal" fo:font-weight="normal"/>
    </style:style>
    <style:style style:name="T129" style:family="text">
      <style:text-properties fo:font-variant="normal" fo:text-transform="none" fo:color="#1155cc" fo:font-size="9.75pt" fo:letter-spacing="normal" fo:font-style="normal" fo:font-weight="normal" officeooo:rsid="001d4e49"/>
    </style:style>
    <style:style style:name="T130" style:family="text">
      <style:text-properties fo:font-variant="normal" fo:text-transform="none" fo:color="#1155cc" fo:letter-spacing="normal" fo:font-style="normal" fo:font-weight="normal"/>
    </style:style>
    <style:style style:name="T131" style:family="text">
      <style:text-properties fo:font-variant="normal" fo:text-transform="none" fo:color="#1155cc" fo:letter-spacing="normal" fo:font-style="normal" fo:font-weight="normal" officeooo:rsid="001d4e49"/>
    </style:style>
    <style:style style:name="T132" style:family="text">
      <style:text-properties fo:font-variant="normal" fo:text-transform="none" fo:color="#202124" style:font-name="arial" fo:font-size="10.5pt" fo:letter-spacing="normal" fo:font-style="normal" fo:font-weight="normal"/>
    </style:style>
    <style:style style:name="T133" style:family="text">
      <style:text-properties fo:font-variant="normal" fo:text-transform="none" fo:color="#202124" fo:font-size="10.5pt" fo:letter-spacing="normal" fo:font-style="normal" fo:font-weight="normal"/>
    </style:style>
    <style:style style:name="T134" style:family="text">
      <style:text-properties fo:font-variant="normal" fo:text-transform="none" fo:color="#202124" fo:letter-spacing="normal" fo:font-style="normal" fo:font-weight="normal"/>
    </style:style>
    <style:style style:name="T135" style:family="text">
      <style:text-properties fo:font-variant="normal" fo:text-transform="none" fo:color="#000000" style:font-name="Times New Roman" fo:letter-spacing="normal" fo:font-style="normal" fo:font-weight="normal"/>
    </style:style>
    <style:style style:name="T136" style:family="text">
      <style:text-properties fo:font-variant="normal" fo:text-transform="none" fo:color="#000000" style:font-name="Times New Roman" fo:letter-spacing="normal" fo:font-style="normal" fo:font-weight="normal" officeooo:rsid="00260cb3"/>
    </style:style>
    <style:style style:name="T137" style:family="text">
      <style:text-properties fo:font-variant="normal" fo:text-transform="none" fo:color="#000000" fo:letter-spacing="normal" fo:font-style="normal" fo:font-weight="normal"/>
    </style:style>
    <style:style style:name="T138" style:family="text">
      <style:text-properties fo:font-variant="normal" fo:text-transform="none" fo:color="#000000" fo:letter-spacing="normal" fo:font-style="normal" fo:font-weight="normal" officeooo:rsid="00260cb3"/>
    </style:style>
    <style:style style:name="T139" style:family="text">
      <style:text-properties fo:font-variant="normal" fo:text-transform="none" fo:color="#333333" style:font-name="Times new roman" fo:font-size="12pt" fo:letter-spacing="normal" fo:font-style="normal" fo:font-weight="normal" style:font-size-asian="12pt" style:font-size-complex="12pt"/>
    </style:style>
    <style:style style:name="T140" style:family="text">
      <style:text-properties fo:font-variant="normal" fo:text-transform="none" fo:color="#333333" style:font-name="Times new roman" fo:font-size="12pt" fo:letter-spacing="normal" fo:font-style="normal" fo:font-weight="normal" officeooo:rsid="001b3081" style:font-size-asian="12pt" style:font-size-complex="12pt"/>
    </style:style>
    <style:style style:name="T141" style:family="text">
      <style:text-properties fo:font-variant="normal" fo:text-transform="none" fo:color="#333333" style:font-name="Times new roman" fo:font-size="12pt" fo:letter-spacing="normal" fo:font-style="normal" fo:font-weight="normal" officeooo:rsid="0024cde4" style:font-size-asian="12pt" style:font-size-complex="12pt"/>
    </style:style>
    <style:style style:name="T142" style:family="text">
      <style:text-properties fo:font-variant="normal" fo:text-transform="none" fo:color="#333333" fo:font-size="12pt" fo:letter-spacing="normal" fo:font-style="normal" fo:font-weight="normal" style:font-size-asian="12pt" style:font-size-complex="12pt"/>
    </style:style>
    <style:style style:name="T143" style:family="text">
      <style:text-properties fo:font-variant="normal" fo:text-transform="none" fo:color="#333333" fo:font-size="12pt" fo:letter-spacing="normal" fo:font-style="normal" fo:font-weight="normal" officeooo:rsid="001b3081" style:font-size-asian="12pt" style:font-size-complex="12pt"/>
    </style:style>
    <style:style style:name="T144" style:family="text">
      <style:text-properties fo:font-variant="normal" fo:text-transform="none" fo:color="#333333" fo:font-size="12pt" fo:letter-spacing="normal" fo:font-style="normal" fo:font-weight="normal" officeooo:rsid="0024cde4" style:font-size-asian="12pt" style:font-size-complex="12pt"/>
    </style:style>
    <style:style style:name="T145" style:family="text">
      <style:text-properties fo:font-variant="normal" fo:text-transform="none" fo:color="#333333" fo:letter-spacing="normal" fo:font-style="normal" fo:font-weight="normal"/>
    </style:style>
    <style:style style:name="T146" style:family="text">
      <style:text-properties fo:font-variant="normal" fo:text-transform="none" fo:color="#333333" fo:letter-spacing="normal" fo:font-style="normal" fo:font-weight="normal" officeooo:rsid="001b3081"/>
    </style:style>
    <style:style style:name="T147" style:family="text">
      <style:text-properties fo:font-variant="normal" fo:text-transform="none" fo:color="#333333" fo:letter-spacing="normal" fo:font-style="normal" fo:font-weight="normal" officeooo:rsid="0024cde4"/>
    </style:style>
    <style:style style:name="T148" style:family="text">
      <style:text-properties officeooo:rsid="001d4e49"/>
    </style:style>
    <style:style style:name="T149" style:family="text">
      <style:text-properties fo:font-weight="normal" officeooo:rsid="0022aeae" style:font-weight-asian="normal" style:font-weight-complex="normal"/>
    </style:style>
    <style:style style:name="T150" style:family="text">
      <style:text-properties officeooo:rsid="001b3081"/>
    </style:style>
    <style:style style:name="T151" style:family="text">
      <style:text-properties officeooo:rsid="00211666"/>
    </style:style>
    <style:style style:name="T152" style:family="text">
      <style:text-properties officeooo:rsid="0022aeae"/>
    </style:style>
    <style:style style:name="T153" style:family="text">
      <style:text-properties officeooo:rsid="00288722"/>
    </style:style>
    <style:style style:name="T154" style:family="text">
      <style:text-properties officeooo:rsid="00260cb3"/>
    </style:style>
    <style:style style:name="T155" style:family="text">
      <style:text-properties officeooo:rsid="000bdb8e"/>
    </style:style>
    <style:style style:name="T156" style:family="text">
      <style:text-properties officeooo:rsid="00321436"/>
    </style:style>
    <style:style style:name="T157" style:family="text">
      <style:text-properties fo:font-weight="bold" officeooo:rsid="00284e0a" style:font-weight-asian="bold" style:font-weight-complex="bold"/>
    </style:style>
    <style:style style:name="T158" style:family="text">
      <style:text-properties officeooo:rsid="00284e0a"/>
    </style:style>
    <style:style style:name="T159" style:family="text">
      <style:text-properties officeooo:rsid="002e5e30"/>
    </style:style>
    <style:style style:name="T160" style:family="text">
      <style:text-properties officeooo:rsid="005bdfd3"/>
    </style:style>
    <style:style style:name="T161" style:family="text">
      <style:text-properties style:font-name="11"/>
    </style:style>
    <style:style style:name="T162" style:family="text">
      <style:text-properties style:font-name="11" officeooo:rsid="0027fe23"/>
    </style:style>
    <style:style style:name="T163" style:family="text">
      <style:text-properties style:font-name="11" officeooo:rsid="001b3081"/>
    </style:style>
    <style:style style:name="T164" style:family="text">
      <style:text-properties style:font-name="11" officeooo:rsid="00260cb3"/>
    </style:style>
    <style:style style:name="T165" style:family="text">
      <style:text-properties style:font-name="11" officeooo:rsid="00321436"/>
    </style:style>
    <style:style style:name="T166" style:family="text">
      <style:text-properties style:font-name="11" officeooo:rsid="000bdb8e"/>
    </style:style>
    <style:style style:name="T167" style:family="text">
      <style:text-properties style:font-name="11" officeooo:rsid="0036f2f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77">UNIVERSITY OF JOS</text:span></text:span></text:p>
      <text:p text:style-name="P3"><text:span text:style-name="Strong_20_Emphasis"><text:span text:style-name="T77">FACULTY OF EDUCATION</text:span></text:span></text:p>
      <text:p text:style-name="P3"><text:span text:style-name="Strong_20_Emphasis"><text:span text:style-name="T77">DEPARTMENT OF SOCIAL SCIENCE EDUCATION</text:span></text:span></text:p>
      <text:p text:style-name="P3"><text:span text:style-name="Strong_20_Emphasis"><text:span text:style-name="T77">LIBRARY AND INFORMATION SCIENCE</text:span></text:span></text:p>
      <text:p text:style-name="P3"><text:span text:style-name="Strong_20_Emphasis"><text:span text:style-name="T77"/></text:span></text:p>
      <text:p text:style-name="P3"><text:span text:style-name="Strong_20_Emphasis"><text:span text:style-name="T77"/></text:span></text:p>
      <text:p text:style-name="P3"><text:span text:style-name="Strong_20_Emphasis"><text:span text:style-name="T84">NAME</text:span></text:span></text:p>
      <text:p text:style-name="P3"><text:span text:style-name="Strong_20_Emphasis"><text:span text:style-name="T77">NWAFOR JOSHUA CHUKWUDI</text:span></text:span></text:p>
      <text:p text:style-name="P3"><text:span text:style-name="Strong_20_Emphasis"><text:span text:style-name="T84">MATRIC NUMBER </text:span></text:span></text:p>
      <text:p text:style-name="P3"><text:span text:style-name="Strong_20_Emphasis"><text:span text:style-name="T77">UJ/2016/ED/0248</text:span></text:span></text:p>
      <text:p text:style-name="P3"><text:span text:style-name="Strong_20_Emphasis"><text:span text:style-name="T84">PHONE</text:span></text:span></text:p>
      <text:p text:style-name="P3"><text:span text:style-name="Strong_20_Emphasis"><text:span text:style-name="T77">09017283616</text:span></text:span></text:p>
      <text:p text:style-name="P3"><text:span text:style-name="Strong_20_Emphasis"><text:span text:style-name="T77"/></text:span></text:p>
      <text:p text:style-name="P3"><text:span text:style-name="Strong_20_Emphasis"><text:span text:style-name="T77"/></text:span></text:p>
      <text:p text:style-name="P3"><text:span text:style-name="Strong_20_Emphasis"><text:span text:style-name="T84">APPROVED TOPIC</text:span></text:span></text:p>
      <text:p text:style-name="P5"><text:span text:style-name="Strong_20_Emphasis"><text:span text:style-name="T78">DESIGN </text:span></text:span><text:span text:style-name="Strong_20_Emphasis"><text:span text:style-name="T79">AND IMPLEMENTATION </text:span></text:span><text:span text:style-name="Strong_20_Emphasis"><text:span text:style-name="T80">OF A</text:span></text:span><text:span text:style-name="Strong_20_Emphasis"><text:span text:style-name="T78"> VIRTUAL LIBRARY LEARNING </text:span></text:span><text:span text:style-name="Strong_20_Emphasis"><text:span text:style-name="T80">PLATFORM</text:span></text:span><text:span text:style-name="Strong_20_Emphasis"><text:span text:style-name="T78"> FOR </text:span></text:span><text:span text:style-name="Strong_20_Emphasis"><text:span text:style-name="T80">300 LEVEL </text:span></text:span><text:span text:style-name="Strong_20_Emphasis"><text:span text:style-name="T78">MANAGEMENT SCIENCE STUDENT</text:span></text:span><text:span text:style-name="Strong_20_Emphasis"><text:span text:style-name="T80">S</text:span></text:span><text:span text:style-name="Strong_20_Emphasis"><text:span text:style-name="T78">, </text:span></text:span><text:span text:style-name="Strong_20_Emphasis"><text:span text:style-name="T79">UNIVERSITY OF JOS.</text:span></text:span></text:p>
      <text:p text:style-name="P3"><text:span text:style-name="Strong_20_Emphasis"><text:span text:style-name="T78"/></text:span></text:p>
      <text:p text:style-name="P3"><text:span text:style-name="Strong_20_Emphasis"><text:span text:style-name="T78"/></text:span></text:p>
      <text:p text:style-name="P3"><text:span text:style-name="Strong_20_Emphasis"><text:span text:style-name="T85">SUPERVISOR NAME</text:span></text:span></text:p>
      <text:p text:style-name="P3"><text:span text:style-name="Strong_20_Emphasis"><text:span text:style-name="T78">MR. JACOB ENEOJO EMMANUEL</text:span></text:span></text:p>
      <text:p text:style-name="P6"><text:span text:style-name="Strong_20_Emphasis"><text:span text:style-name="T77">Chapter 1</text:span></text:span></text:p>
      <text:p text:style-name="P4"><text:span text:style-name="Strong_20_Emphasis"><text:span text:style-name="T87">1.</text:span></text:span><text:span text:style-name="Strong_20_Emphasis"><text:span text:style-name="T88">0</text:span></text:span><text:span text:style-name="Strong_20_Emphasis"><text:span text:style-name="T87"> </text:span></text:span><text:span text:style-name="Strong_20_Emphasis"><text:span text:style-name="T86">I</text:span></text:span><text:span text:style-name="Strong_20_Emphasis"><text:span text:style-name="T88">NTRODUCTION</text:span></text:span></text:p>
      <text:p text:style-name="P29"><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p>
      <text:p text:style-name="P29"><text:tab/>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radar, 2021). </text:p>
      <text:p text:style-name="P29"><text:tab/>Considering the multiple tools available for use by both instructors and students, we see that a problem is introduced as there would be a need to properly select what is usable and would be effective <text:span text:style-name="T92">o</text:span>n the long run. </text:p>
      <text:p text:style-name="P35"><text:span text:style-name="T25"><text:tab/>The project aims to develop a virtual library learning system made available via a website and mobile application. The basics are to build a </text:span><text:span text:style-name="T28">space </text:span><text:span text:style-name="T25">that aids the process of learning and makes it possible for learners and instructors to share knowledge and communicate virtually. Instructors would be provided various tools which they could use to better reach out to students better; share lesson resources in various formats, a custom forum for every course created/managed by instructors, and many more functionalities that aid instructors in teaching and communicating easily. This proposed project is more of a virtual library for learning purposes, it is structured to facilitate easy access to resources needed for a particular topic to which students are subscribed to.  “A virtual learning </text:span><text:soft-page-break/><text:span text:style-name="T25">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text:span><text:span text:style-name="T26">Wikipedia</text:span><text:span text:style-name="T25">,” 2021)</text:span></text:p>
      <text:p text:style-name="P29">The need for such systems cannot be overemphasized when we consider the advantages they bring. </text:p>
      <text:p text:style-name="P29"/>
      <text:p text:style-name="P32"><text:span text:style-name="Strong_20_Emphasis"><text:span text:style-name="T87">1.</text:span></text:span><text:span text:style-name="Strong_20_Emphasis"><text:span text:style-name="T88">0</text:span></text:span><text:span text:style-name="Strong_20_Emphasis"><text:span text:style-name="T87"> </text:span></text:span><text:span text:style-name="Strong_20_Emphasis"><text:span text:style-name="T81">BACKGROUND OF STUDY</text:span></text:span></text:p>
      <text:p text:style-name="P32"><text:span text:style-name="Strong_20_Emphasis"><text:span text:style-name="T81"/></text:span></text:p>
      <text:p text:style-name="P11">Learning </text:p>
      <text:p text:style-name="P27"><text:span text:style-name="T150"><text:tab/>Learning is the process of acquiring new understanding, knowledge, behaviors, skills, values, attitudes, and preferences. The ability to learn is possessed by humans, animals, and some machines; there is also evidence for some kind of learning in certain plants.</text:span><text:span text:style-name="T148">(</text:span><text:span text:style-name="T130">Richard Karban, </text:span><text:span text:style-name="T131">2015</text:span><text:span text:style-name="T148">)</text:span></text:p>
      <text:p text:style-name="P28"><text:tab/>Some learning is immediate, induced by a single event (e.g. being burned by a hot stove), but much skill and knowledge accumulate from repeated experiences. The changes induced by learning often last a lifetime, and it is hard to distinguish learned material that seems to be "lost" from that which cannot be retrieved.<text:span text:style-name="T148">( Daniel L. Schacter, 2011)</text:span></text:p>
      <text:p text:style-name="P12"><text:tab/>The process of learning is one which is employed by humans in various levels of development; from childhood to adulthood. Students in academic institution learn to acquire certain academic qualifications. The employ various tools and learning styles to reach their goal of learning a thing or acquiring a skill.</text:p>
      <text:p text:style-name="P11">Library</text:p>
      <text:p text:style-name="P13"><text:tab/>A library is a collection of materials, books or media that are easily accessible for use and not just for display purposes. It is responsible for housing updated information in order to meet the user's needs on a daily basis. </text:p>
      <text:p text:style-name="P13"><text:tab/>Libraries may provide physical or digital access to material, and may be a physical location or a virtual space, or both. A library's collection can include books, periodicals, newspapers, manuscripts, films, maps, prints, documents, microform, CDs, cassettes, videotapes, DVDs, Blu-ray Discs, e-books, audiobooks, databases, table games, video games and other formats. Libraries range widely in size, up to millions of items. <text:span text:style-name="T148">(</text:span>Lalrohlui, R, 22 January 2021).</text:p>
      <text:p text:style-name="P12"><text:soft-page-break/><text:tab/>One of the benefits and advantages of libraries to learners is that they ensure access to materials through indexes, catalogs, and other information tools that allow learners to locate items appropriate to their needs.</text:p>
      <text:p text:style-name="P11">E-learning</text:p>
      <text:p text:style-name="P16"><text:span text:style-name="T149"><text:tab/>The term E-learning (Electronic learning) which is also known as Virtual Learning refers to learning that is carried out electronically. Learners employ various electronic tools to acquire knowledge easily which expose them to more opportunities to access knowledge irrespective of location constraints and other limiting factors.</text:span></text:p>
      <text:p text:style-name="P16"><text:span text:style-name="T150"><text:tab/>E-learning unites two main areas, learning and technology. Learning is a cognitive process for achieving knowledge, and technology is an enabler of the learning process meaning that technology is used like any other tool in the education </text:span><text:span text:style-name="T134">practice</text:span><text:span text:style-name="T150">, as is a pencil or a notebook, for example. E-learning systems aggre</text:span><text:span text:style-name="T151">g</text:span><text:span text:style-name="T150">ate various tools, such as writing technologies, communication technologies, </text:span><text:span text:style-name="T151">visualization</text:span><text:span text:style-name="T150"> and storage. For this reasons, researchers and scientists have sought to transform e-learning systems into technically transparent tool, like pencil or notebook. </text:span><text:span text:style-name="T151">(</text:span><text:span text:style-name="T150">Manuela Aparicio, </text:span><text:span text:style-name="T152">2016</text:span><text:span text:style-name="T151">)</text:span></text:p>
      <text:p text:style-name="P16"><text:tab/>Moore (1989) purported that three core types of interaction are necessary for quality, effective online learning:</text:p>
      <text:list xml:id="list3894236594" text:style-name="L2">
        <text:list-item>
          <text:p text:style-name="P14">Learner–learner (communication between and among peers with or without the teacher present),</text:p>
        </text:list-item>
        <text:list-item>
          <text:p text:style-name="P14">Learner–instructor (student-teacher communication)</text:p>
        </text:list-item>
        <text:list-item>
          <text:p text:style-name="P14">Learner–content (intellectually interacting with content that results in changes in learners' understanding, perceptions, and cognitive structures).</text:p>
        </text:list-item>
      </text:list>
      <text:p text:style-name="P11">Virtual library</text:p>
      <text:p text:style-name="P21"><text:tab/>According to NSF/ARPA/NASA Digital library initiatives, <text:span text:style-name="T153">(</text:span>1994) <text:s/>“Information sources accessed via the internet are ingredients of a digital library. Today, the network connects some information sources that are a mixture of publicly available (with or without change) information and private information shared by collaborators. They include reference volumes, books, journals, newspapers, national phone directories, sound and voice recordings, images, video clips, scientific data (raw data streams from instruments and processed information), and private information services such as stock market report and private newsletters. These information sources, when connected electronically through a network, represent important components of an emerging universally accessible, digital library.”</text:p>
      <text:p text:style-name="P13"><text:tab/>The term virtual library was initially used interchangeably with digital library, but is now primarily used for libraries that are virtual in other senses (such as libraries which aggregate distributed content). <text:span text:style-name="T154">(D</text:span><text:span text:style-name="T138">igital libraries, electronic libraries and virtual libraries, 2016</text:span><text:span text:style-name="T154">).</text:span></text:p>
      <text:p text:style-name="P13"><text:soft-page-break/>Digital libraries can vary immensely in size and scope, and can be maintained by individuals or organizations.<text:span text:style-name="T154">(</text:span>Witten, <text:span text:style-name="T103">2009</text:span><text:span text:style-name="T154">). </text:span><text:span text:style-name="T103">Information </text:span>content may be stored locally, or accessed remotely via computer networks. </text:p>
      <text:p text:style-name="P8"><text:span text:style-name="Strong_20_Emphasis"><text:span text:style-name="T83"><text:tab/>The advantages of virtual libraries as a means of easily and rapidly accessing books, archives and images of various types are now widely recognized by commercial interests and public bodies alike.</text:span></text:span></text:p>
      <text:p text:style-name="P36"/>
      <text:p text:style-name="P34"><text:span text:style-name="Strong_20_Emphasis"><text:span text:style-name="T86">Some examples of </text:span></text:span><text:span text:style-name="Strong_20_Emphasis"><text:span text:style-name="T89">virtual libraries (virtual-learning-environments)</text:span></text:span></text:p>
      <text:p text:style-name="P7"><text:span text:style-name="Strong_20_Emphasis"><text:span text:style-name="T86">EdX</text:span></text:span></text:p>
      <text:p text:style-name="P29"><text:tab/>“EdX is one of the best providers of college-level online courses. The company was founded by Harvard and MIT, and the quality of courses is top-notch. All the courses on edX, except professional education courses, can be taken for free. To join the course without paying you need to enroll in the Audit Track. The Free (Audit) Track grants students access to all course materials, such as lectures, videos, ungraded assignments, and reading - for the duration of the course. However, you won't receive graded assignments and verified certificates of completion. ”(Video blocksreview, 2021)</text:p>
      <text:p text:style-name="P7"><text:span text:style-name="Strong_20_Emphasis"><text:span text:style-name="T86">Coursera</text:span></text:span></text:p>
      <text:p text:style-name="P29"><text:tab/>“Coursera is an online learning platform that offers university-level courses and certification programs. The courses are taught by instructors from top companies and universities such as Stanford, Yale, and Princeton. The price for individual courses varies from $29 to $99. However, there are thousands of courses that have the Audit option which allows you to take it for free. If you choose to audit the course, you won't receive graded assignments, a certificate, and bonus materials. Most courses consist of video lectures, assignments, reading materials, quizzes, projects, and group discussions.” (Videoblocksreview, 2021)</text:p>
      <text:p text:style-name="P35"/>
      <text:p text:style-name="P7"><text:span text:style-name="Strong_20_Emphasis"><text:span text:style-name="T86">Advantages of virtual-learning-environments</text:span></text:span></text:p>
      <text:list xml:id="list2451735028" text:style-name="L1">
        <text:list-item>
          <text:p text:style-name="P30">Teachers can track if learners are engaging with internet-based communication and related materials by submitting evaluations online and providing quick feedback.</text:p>
        </text:list-item>
        <text:list-item>
          <text:p text:style-name="P30">The message services can inspire teamwork and communication both between instructor and learner and learner and learner.</text:p>
        </text:list-item>
        <text:list-item>
          <text:p text:style-name="P30">Teacher and learner can also involve more enthusiastically in a course at a time and place that is suitable for both (Becta, 2005).</text:p>
        </text:list-item>
        <text:list-item>
          <text:p text:style-name="P30">Course information such as past exam papers, timetables, and administrative information can all be found in one place, and are accessible from one authoritative source.</text:p>
        </text:list-item>
        <text:list-item>
          <text:p text:style-name="P30"><text:soft-page-break/>Careful signposting (such as including links with course material) can provide extra care for learners, or inspire learners to study at an intensive level.</text:p>
        </text:list-item>
        <text:list-item>
          <text:p text:style-name="P30">With a VLE, it is possible to save time for teachers by dropping the time required for photocopying, course material delivery, and updating course material (Becta, 2005).</text:p>
        </text:list-item>
        <text:list-item>
          <text:p text:style-name="P30">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30">The apparent and most thoughtful shortcoming of VLEs is that they are less effective at informing merely based skills than the actual world (Shroder et al. 2002).</text:p>
        </text:list-item>
        <text:list-item>
          <text:p text:style-name="P30">The material presented on a computer is only an abstraction of the real thing’ and ‘being on a VLE does not have the same impact as a real-world or face-to-face education</text:p>
        </text:list-item>
        <text:list-item>
          <text:p text:style-name="P30">VLEs can be designed to be interactive, but ‘there is limited give-and-take interaction with a computer, in contrast to the interaction between real field trip leaders and participants’ (Hurst 1998).</text:p>
        </text:list-item>
      </text:list>
      <text:p text:style-name="P35"/>
      <text:p text:style-name="P7"><text:span text:style-name="Strong_20_Emphasis"><text:span text:style-name="T86">Problems of virtual-learning-environments</text:span></text:span></text:p>
      <text:p text:style-name="P29"><text:tab/>There are various educational challenges such as Cost, Training, Tech support, and Security and Confidentiality.</text:p>
      <text:p text:style-name="P35"/>
      <text:p text:style-name="P37">Brief history of management science students.</text:p>
      <text:p text:style-name="P35"/>
      <text:p text:style-name="P7"><text:span text:style-name="Strong_20_Emphasis"><text:span text:style-name="T90">1.2 </text:span></text:span><text:span text:style-name="Strong_20_Emphasis"><text:span text:style-name="T86">Statement of the problem</text:span></text:span></text:p>
      <text:p text:style-name="P29"><text:tab/>Considering the demands of the 21st century on instructors and students; where instructors are faced with multiple options of systems to put to use in other to communicate better to their students, harnessing the benefits provided by the internet, instructors and students need digital tools that would be effective and flexible to meet coming developments. Instructors need an all-in-one platform that provides them with the necessary tools needed to communicate knowledge with their students. Students need a better platform to better access knowledge from their instructors in a structured manner and with less stress. As stated earlier, this project aims to provide such a platform that tackles these demands.</text:p>
      <text:p text:style-name="P35"/>
      <text:p text:style-name="P7"><text:span text:style-name="Strong_20_Emphasis"><text:span text:style-name="T90"/></text:span></text:p>
      <text:p text:style-name="P7"><text:span text:style-name="Strong_20_Emphasis"><text:span text:style-name="T90"/></text:span></text:p>
      <text:p text:style-name="P7"><text:span text:style-name="Strong_20_Emphasis"><text:span text:style-name="T90"/></text:span></text:p>
      <text:p text:style-name="P7"><text:soft-page-break/><text:span text:style-name="Strong_20_Emphasis"><text:span text:style-name="T90">1.3 </text:span></text:span><text:span text:style-name="Strong_20_Emphasis"><text:span text:style-name="T86">OBJECTIVES OF STUDY</text:span></text:span></text:p>
      <text:p text:style-name="P29"><text:tab/><text:span text:style-name="T93">The aim and objective of this research is to design and implement a software system for instructors and learners which would be made accessible via a website and mobile application. </text:span>The proposed platform aims to meet the key objectives outline<text:span text:style-name="T93">d</text:span> below.</text:p>
      <text:p text:style-name="P35"/>
      <text:p text:style-name="P7"><text:span text:style-name="Strong_20_Emphasis"><text:span text:style-name="T87">1.3.1 </text:span></text:span><text:span text:style-name="Strong_20_Emphasis"><text:span text:style-name="T86">User and instructor registration</text:span></text:span></text:p>
      <text:p text:style-name="P29"><text:tab/>The system is made up of two types of users; learners have access to limited functionality and search for courses, subscribe to courses, access information resources, and participate in course forums. Instructors are exposed to all major functionality of the system, which includes the ability to create courses, manage and control access to courses created.</text:p>
      <text:p text:style-name="P7"><text:span text:style-name="Strong_20_Emphasis"><text:span text:style-name="T87">1.3.2 </text:span></text:span><text:span text:style-name="Strong_20_Emphasis"><text:span text:style-name="T86">Instructor information resource creation and management</text:span></text:span></text:p>
      <text:p text:style-name="P29"><text:tab/>Instructors are provided functionality to seamlessly upload information resources accessible by learners registered on the platform. Information resources supported include; videos, audios, document files, and pictures. This could be made available for free or sell. All information resources uploaded by instructors are stored in a personalized library. </text:p>
      <text:p text:style-name="P7"><text:span text:style-name="Strong_20_Emphasis"><text:span text:style-name="T87">1.3.3 </text:span></text:span><text:span text:style-name="Strong_20_Emphasis"><text:span text:style-name="T86">Course creation and management</text:span></text:span></text:p>
      <text:p text:style-name="P29"><text:tab/>A course is an organized set of knowledge aim at meeting particular objectives. Courses can be created virtually on the platform by instructors. For a course to be created, an instructor provides the title, description, category, and subject of a course. On creation, a unique link is provided for which learners can enroll in such courses via a website of the mobile application.</text:p>
      <text:p text:style-name="P7"><text:span text:style-name="Strong_20_Emphasis"><text:span text:style-name="T87">1.3.4 </text:span></text:span><text:span text:style-name="Strong_20_Emphasis"><text:span text:style-name="T86">Course lecture creation and management</text:span></text:span></text:p>
      <text:p text:style-name="P29"><text:tab/>An interface to easily manage course information resources is provided. This includes the upload of lectures and support information for a particular lesson. </text:p>
      <text:p text:style-name="P7"><text:span text:style-name="Strong_20_Emphasis"><text:span text:style-name="T87">1.3.5 </text:span></text:span><text:span text:style-name="Strong_20_Emphasis"><text:span text:style-name="T86">Course enrollment </text:span></text:span></text:p>
      <text:p text:style-name="P29"><text:tab/>Learners are provided a means to enroll for courses, and thus get access to information resources created for the course in question.</text:p>
      <text:p text:style-name="P31"/>
      <text:p text:style-name="P7"><text:span text:style-name="T82"/></text:p>
      <text:p text:style-name="P7"><text:span text:style-name="T82"/></text:p>
      <text:p text:style-name="P7"><text:span text:style-name="T82"/></text:p>
      <text:p text:style-name="P7"><text:span text:style-name="T82"/></text:p>
      <text:p text:style-name="P7"><text:span text:style-name="T82"/></text:p>
      <text:p text:style-name="P7"><text:span text:style-name="T82"/></text:p>
      <text:p text:style-name="P7"><text:soft-page-break/><text:span text:style-name="T82">1.4</text:span><text:span text:style-name="T90"> </text:span><text:span text:style-name="Strong_20_Emphasis"><text:span text:style-name="T86">SIGNIFICANCE OF THE STUDY</text:span></text:span></text:p>
      <text:p text:style-name="P7"><text:span text:style-name="Strong_20_Emphasis"><text:span text:style-name="T86"><text:tab/></text:span></text:span><text:span text:style-name="Strong_20_Emphasis"><text:span text:style-name="T87">T</text:span></text:span><text:span text:style-name="Strong_20_Emphasis"><text:span text:style-name="T85">his project is valuable to students and instructors in general; but is being targeted for use by students and instructors in <text:s/>the department of management science University of Jos. It also is of high value to academic institutions. <text:s/>The project uses various combination of IT components (databases, online servers, mobile development frameworks and more) and online resources to run effectively</text:span></text:span><text:span text:style-name="T86">. <text:s/></text:span><text:span text:style-name="T87">Instructors would be able to communicate information with learners easily. </text:span><text:span text:style-name="T86">T</text:span><text:span text:style-name="T91">he </text:span><text:span text:style-name="T86">proposed system should be seen as a tool that instructors could use to better </text:span><text:span text:style-name="T91">improve the processes involved in knowledge transfer</text:span><text:span text:style-name="T86">. </text:span></text:p>
      <text:p text:style-name="P29"/>
      <text:p text:style-name="P7"><text:span text:style-name="Strong_20_Emphasis"><text:span text:style-name="T82">1.5 </text:span></text:span><text:span text:style-name="Strong_20_Emphasis"><text:span text:style-name="T86">Scope of study</text:span></text:span></text:p>
      <text:p text:style-name="P29"><text:tab/>The proposed product is targeted for the attainment of effective communication between learners and instructors. This implies the ability for instructors to easily communicate knowledge with learners; store information resources for easy use and accessibility by learners; Aside from the basic functionality of making it possible for instructors to easily communicate with the learner, the system provides other tools that foster learning, a forum for students of a course to easily communicate with each other, a virtual store where instructors can make information resources available for free/sell, the possibility of learners to subscribe to multiple courses created by instructors (free/paid). </text:p>
      <text:p text:style-name="P29">The system makes it possible for instructors to share and make available information resources to learners by providing an interface through a website or mobile application where courses can be created and learning resources for such courses can be uploaded periodically. This includes the upload of videos, documents, pictures, and audio recordings. Students automatically gain access to these resources on a real-time basis immediately they are uploaded, students are only required to sign in to their accounts to get access to these resources. </text:p>
      <text:p text:style-name="P29"><text:tab/>In the development of the proposed products, certain security consciousness likes piracy were moderately considered while some security measures like password were implemented. On the side of the mobile application, password usage was implemented for discriminating instructors from learners. </text:p>
      <text:p text:style-name="P29">Finally, the project is being limited to use provide basic functionality based on financial budget and resources available. As a result, instructors would not be able to host live lecture sessions using the platform.</text:p>
      <text:p text:style-name="P35"/>
      <text:p text:style-name="P7"><text:span text:style-name="Strong_20_Emphasis"><text:span text:style-name="T90"/></text:span></text:p>
      <text:p text:style-name="P7"><text:span text:style-name="Strong_20_Emphasis"><text:span text:style-name="T90"/></text:span></text:p>
      <text:p text:style-name="P7"><text:span text:style-name="Strong_20_Emphasis"><text:span text:style-name="T90"/></text:span></text:p>
      <text:p text:style-name="P7"><text:soft-page-break/><text:span text:style-name="Strong_20_Emphasis"><text:span text:style-name="T90">1.6 </text:span></text:span><text:span text:style-name="Strong_20_Emphasis"><text:span text:style-name="T86">Limitation and delimitation </text:span></text:span></text:p>
      <text:p text:style-name="P35"><text:tab/><text:span text:style-name="T94">This project aims at building an environment accessible through a website and custom mobile application where instructors can be able to interact with the system. The system is limited to use by instructors and students.</text:span></text:p>
      <text:p text:style-name="P35"/>
      <text:p text:style-name="P7"><text:span text:style-name="Strong_20_Emphasis"><text:span text:style-name="T90">1.7 </text:span></text:span><text:span text:style-name="Strong_20_Emphasis"><text:span text:style-name="T91">Operational d</text:span></text:span><text:span text:style-name="Strong_20_Emphasis"><text:span text:style-name="T86">efinition of Terms</text:span></text:span></text:p>
      <text:p text:style-name="P7"><text:span text:style-name="Strong_20_Emphasis"><text:span text:style-name="T86">Backend system</text:span></text:span></text:p>
      <text:p text:style-name="P29"><text:tab/>In software engineering, the terms front end and back end refer to the separation of concerns between the presentation layer (front end), and the data access layer (back end) of a piece of software, or the physical infrastructure or hardware. In the client-server model, the client is usually considered the front end, and the server is usually considered the back end, even when some presentation work is done on the server itself.</text:p>
      <text:p text:style-name="P7"><text:span text:style-name="Strong_20_Emphasis"><text:span text:style-name="T86">REST APIs</text:span></text:span></text:p>
      <text:p text:style-name="P29"><text:tab/>Representational state transfer (REST) is a software architectural style that uses a subset of HTTP.[1] It is commonly used to create interactive applications that use Web services. A Web service that follows these guidelines is called RESTful. Such a Web service must provide its Web resources in a textual representation and allow them to be read and modified with a stateless protocol and a predefined set of operations. This approach allows interoperability between the computer systems on the Internet that provide these services.</text:p>
      <text:p text:style-name="P7"><text:span text:style-name="Strong_20_Emphasis"><text:span text:style-name="T86">Frontend </text:span></text:span></text:p>
      <text:p text:style-name="P29"><text:tab/>Front-end web development is the practice of converting data to a graphical interface, through the use of HTML, CSS, and JavaScript, so that users can view and interact with that data.</text:p>
      <text:p text:style-name="P7"><text:span text:style-name="Strong_20_Emphasis"><text:span text:style-name="T86">Computer</text:span></text:span></text:p>
      <text:p text:style-name="P29"><text:tab/>A computer is a machine that can be programmed to carry out sequences of arithmetic or logical operations automatically. Modern computers can perform generic sets of operations known as programs.</text:p>
      <text:p text:style-name="P7"><text:span text:style-name="Strong_20_Emphasis"><text:span text:style-name="T86">Mobile device</text:span></text:span></text:p>
      <text:p text:style-name="P29"><text:tab/>A mobile device is a computer small enough to hold and operate using the hand. </text:p>
      <text:p text:style-name="P7"><text:span text:style-name="Strong_20_Emphasis"><text:span text:style-name="T86">Mobile application</text:span></text:span></text:p>
      <text:p text:style-name="P29"><text:tab/>A mobile application also referred to as a mobile app or simply an app is a computer program or software application designed to run on a mobile device such as a phone, tablet, or watch.</text:p>
      <text:p text:style-name="P7"><text:span text:style-name="Strong_20_Emphasis"><text:span text:style-name="T86"/></text:span></text:p>
      <text:p text:style-name="P7"><text:span text:style-name="Strong_20_Emphasis"><text:span text:style-name="T86"/></text:span></text:p>
      <text:p text:style-name="P7"><text:soft-page-break/><text:span text:style-name="Strong_20_Emphasis"><text:span text:style-name="T86"/></text:span></text:p>
      <text:p text:style-name="P7"><text:span text:style-name="Strong_20_Emphasis"><text:span text:style-name="T86">Website</text:span></text:span></text:p>
      <text:p text:style-name="P29"><text:tab/>A website (also written as the website) is a collection of web pages and related content that is identified by a common domain name and published on at least one web server. Notable examples are wikipedia.org, google.com, and amazon.com.</text:p>
      <text:p text:style-name="P7"><text:span text:style-name="Strong_20_Emphasis"><text:span text:style-name="T86">Flutter</text:span></text:span></text:p>
      <text:p text:style-name="P29"><text:tab/>Flutter is an open-source UI software development kit created by Google. It is used to develop cross-platform applications for Android, iOS, Linux, Mac, Windows, Google Fuchsia, and the web from a single codebase.</text:p>
      <text:p text:style-name="P7"><text:span text:style-name="Strong_20_Emphasis"><text:span text:style-name="T86">React</text:span></text:span></text:p>
      <text:p text:style-name="P29"><text:tab/>React (also known as React.js or ReactJS) is an open-source, front-end, JavaScript library for building user interfaces or UI components. It is maintained by Facebook and a community of individual developers and companies.</text:p>
      <text:p text:style-name="P7"><text:span text:style-name="Strong_20_Emphasis"><text:span text:style-name="T86">ExpressJs</text:span></text:span></text:p>
      <text:p text:style-name="P29"><text:tab/>Express.js, or simply Express, is a back-end web application framework for Node.js, released as free and open-source software under the MIT License. It is designed for building web applications and APIs. It has been called the de facto standard server framework for Node.js.</text:p>
      <text:p text:style-name="P7"><text:span text:style-name="Strong_20_Emphasis"><text:span text:style-name="T86">MongoDB</text:span></text:span></text:p>
      <text:p text:style-name="P29"><text:tab/>MongoDB is a source-available cross-platform document-oriented database program. Classified as a NoSQL database program, MongoDB uses JSON-like documents with optional schemas. MongoDB is developed by MongoDB Inc. and licensed under the Server Side Public License (SSPL)</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pan text:style-name="T157"/></text:p>
      <text:p text:style-name="P17"><text:soft-page-break/><text:span text:style-name="T157"/></text:p>
      <text:p text:style-name="P17"><text:span text:style-name="T157"/></text:p>
      <text:p text:style-name="P17"><text:span text:style-name="T157">Reference</text:span></text:p>
      <text:p text:style-name="P19"><text:span text:style-name="T150">Moore, M (1989). Three types of interaction. American Journal of Distance Education. </text:span><text:span text:style-name="T146">vol. </text:span><text:span text:style-name="T147">3</text:span><text:span text:style-name="T146">, no. 2, <text:tab/>pp. </text:span><text:span text:style-name="T145">1–6.</text:span><text:span text:style-name="T146"> </text:span></text:p>
      <text:p text:style-name="P15">Karban, R. (2015). Plant Learning and Memory. In: Plant Sensing and Communication. Chicago and London: The University of Chicago Press, pp. 31–44.</text:p>
      <text:p text:style-name="P15">D-Lib Magazine. <text:span text:style-name="T153">(1998).</text:span> NSF/DARPA/NASA Digital Libraries Initiative.</text:p>
      <text:p text:style-name="P15"><text:tab/><text:span text:style-name="T153">Available at: http://www.dlib.org/dlib/july98/07griffin.html</text:span></text:p>
      <text:p text:style-name="P19"><text:span text:style-name="T150"><text:s/>Daniel L. Schacter; Daniel T. Gilbert; Daniel M. Wegner (2011) [2009]. Psychology, 2nd edition. <text:tab/>Worth Publishers. p. 264. ISBN 978-1-4292-3719-2.<text:line-break/>Manuela Aparicio, Fernando Bacao, &amp; Tiago Oliveira. (2016). An e-Learning Theoretical Framework.<text:tab/>Journal of Educational Technology &amp; Society, 19(1), 292-307. </text:span></text:p>
      <text:p text:style-name="P10"><text:span text:style-name="T120"><text:tab/>Available at: </text:span><text:span text:style-name="T121"><text:s/><text:tab/></text:span><text:a xlink:type="simple" xlink:href="http://www.jstor.org/stable/jeductechsoci.19.1.292" text:style-name="Internet_20_link" text:visited-style-name="Visited_20_Internet_20_Link"><text:span text:style-name="T121">http://www.jstor.org/stable/jeductechsoci.19.1.292</text:span></text:a></text:p>
      <text:p text:style-name="P19"><text:span text:style-name="T154">Hawaii.edu(03, 2016). D</text:span><text:span text:style-name="T137">igital libraries, electronic libraries and virtual libraries</text:span><text:span text:style-name="T150">. <text:s/></text:span></text:p>
      <text:p text:style-name="P10"><text:span text:style-name="T121"><text:tab/>A</text:span><text:span text:style-name="T122">vailable</text:span><text:span text:style-name="T121"> </text:span><text:span text:style-name="T122">at</text:span><text:span text:style-name="T121">: </text:span><text:a xlink:type="simple" xlink:href="https://web.archive.org/web/20160307071432/http://www2.hawaii.edu/~chantiny/" text:style-name="Internet_20_link" text:visited-style-name="Visited_20_Internet_20_Link"><text:span text:style-name="T121">https://web.archive.org/web/20160307071432/http://www2.hawaii.edu/~chantiny/</text:span></text:a><text:a xlink:type="simple" xlink:href="https://web.archive.org/web/20160307071432/http://www2.hawaii.edu/~chantiny/DigiLib.html" text:style-name="Internet_20_link" text:visited-style-name="Visited_20_Internet_20_Link"><text:span text:style-name="T121"><text:tab/>DigiLib.html</text:span></text:a><text:span text:style-name="T121"> </text:span></text:p>
      <text:p text:style-name="P15"><text:s/>Lalrohlui, R (22 January 2021). "Application of Information And Communication Techology in <text:tab/>Special Libraries in Aizawl: A Study" (2013). Mizoram University – via Digital Repository of Mizoram University.</text:p>
      <text:p text:style-name="P15">Witten, I. H.; Bainbridge, David Nichols (2009). How to Build a Digital Library (2nd ed.). Morgan <text:tab/>Kaufman.</text:p>
      <text:p text:style-name="P15"/>
      <text:p text:style-name="P22">Schatz, Bruce (1997). Information Retrieval in Digital Libraries: Bringing Search to the Net. Science.</text:p>
      <text:p text:style-name="P17"><text:span text:style-name="T158">Oleg, Liber </text:span><text:span text:style-name="T159">(October, 1999)</text:span><text:span text:style-name="T158">. A Framework for Pedagogical Evaluation of Virtual Learning <text:tab/>Environments. <text:s/></text:span>Sandy, Britain: University of Wales – Bangor </text:p>
      <text:p text:style-name="P20"><text:span text:style-name="T92">TopHat (2021). </text:span>Virtual learning environment.</text:p>
      <text:p text:style-name="P20"><text:tab/><text:span text:style-name="T92">Available at: </text:span>https://tophat.com/glossary/v/virtual-learning-environment/</text:p>
      <text:p text:style-name="P20">Wikipedia (20 February 2021).Virtual learning environment. <text:s/>In Wikipedia. </text:p>
      <text:p text:style-name="P2"><text:span text:style-name="T119"><text:tab/></text:span><text:a xlink:type="simple" xlink:href="https://en.wikipedia.org/w/index.php?title=Virtual_learning_environment&amp;oldid=1007885675" text:style-name="Internet_20_link" text:visited-style-name="Visited_20_Internet_20_Link"><text:span text:style-name="T119">https://en.wikipedia.org/w/index.php?title=Virtual_learning_environment&amp;oldid=1007885675</text:span></text:a></text:p>
      <text:p text:style-name="P18"><text:span text:style-name="T155">Techradar </text:span><text:span text:style-name="T156">(Feb, 2021). Best online learning platforms.</text:span></text:p>
      <text:p text:style-name="P9"><text:span text:style-name="T123"><text:tab/></text:span><text:span text:style-name="T124">Available at: </text:span><text:a xlink:type="simple" xlink:href="https://www.techradar.com/best/best-online-learning-platforms" text:style-name="Internet_20_link" text:visited-style-name="Visited_20_Internet_20_Link"><text:span text:style-name="T123">https://www.techradar.com/best/best-online-learning-platforms</text:span></text:a></text:p>
      <text:p text:style-name="P18"><text:span text:style-name="T155">Videoblocksreview</text:span><text:span text:style-name="T102">(2021). </text:span><text:span text:style-name="T156">Best 8 Online Learning Platforms 2021 To Jumpstart Your Careers</text:span><text:span text:style-name="T102">.</text:span></text:p>
      <text:p text:style-name="P9"><text:soft-page-break/><text:span text:style-name="T125"><text:tab/></text:span><text:span text:style-name="T124">Available at</text:span><text:span text:style-name="T125">:</text:span><text:span text:style-name="T123"><text:tab/></text:span><text:a xlink:type="simple" xlink:href="https://sites.google.com/site/videoblocksreview/online-learning-platforms" text:style-name="Internet_20_link" text:visited-style-name="Visited_20_Internet_20_Link"><text:span text:style-name="T123">https://sites.google.com/site/videoblocksreview/online-learning-platforms</text:span></text:a></text:p>
      <text:p text:style-name="P18"><text:span text:style-name="T156">Becta.(2005).<text:tab/>Virtual Learning Environments.</text:span></text:p>
      <text:p text:style-name="P18"><text:span text:style-name="T156"><text:tab/></text:span><text:span text:style-name="T155">Available at: </text:span><text:span text:style-name="T156">http://www.iadt.ie/vle/whatisvle/section2.htm</text:span></text:p>
      <text:p text:style-name="P23">Schlosser, L. A., &amp; Simonson, M. R. (2006). Distance Education: Definition and Glossary of Terms <text:tab/>(2nd Ed.). Greenwich, CT: IAP/Information Age Pub.</text:p>
      <text:p text:style-name="P18"><text:span text:style-name="T158">Wikipedia (</text:span><text:span text:style-name="T160">7</text:span><text:span text:style-name="T158"> </text:span><text:span text:style-name="T160">May</text:span><text:span text:style-name="T158"> 2021). </text:span><text:span text:style-name="T160">MongoDB.</text:span></text:p>
      <text:p text:style-name="P1"><text:span text:style-name="T119"><text:tab/></text:span><text:span text:style-name="T124">Available at: </text:span><text:a xlink:type="simple" xlink:href="https://en.wikipedia.org/wiki/MongoDB" text:style-name="Internet_20_link" text:visited-style-name="Visited_20_Internet_20_Link"><text:span text:style-name="T119">https://en.wikipedia.org/wiki/MongoDB</text:span></text:a></text:p>
      <text:p text:style-name="P18"><text:span text:style-name="T155">Wikipedia</text:span><text:span text:style-name="T158"> (17 March 2021). </text:span><text:span text:style-name="T160">ExpressJS.</text:span></text:p>
      <text:p text:style-name="P24"><text:tab/><text:span text:style-name="T155">Available at: </text:span>https://en.wikipedia.org/wiki/Express.js</text:p>
      <text:p text:style-name="P18"><text:span text:style-name="T158"><text:s/>Wikipedia. (</text:span><text:span text:style-name="T160">8</text:span><text:span text:style-name="T158"> Ma</text:span><text:span text:style-name="T160">y</text:span><text:span text:style-name="T158"> 2021). </text:span><text:span text:style-name="T160">React (Javascript library).</text:span></text:p>
      <text:p text:style-name="P25"><text:tab/><text:span text:style-name="T155">Available at: </text:span>https://en.wikipedia.org/wiki/React_(JavaScript_library)</text:p>
      <text:p text:style-name="P18"><text:span text:style-name="T158"><text:s/></text:span><text:span text:style-name="T155">W</text:span><text:span text:style-name="T158">ikipedia. (</text:span><text:span text:style-name="T160">10</text:span><text:span text:style-name="T158"> Ma</text:span><text:span text:style-name="T160">y</text:span><text:span text:style-name="T158"> 2021).</text:span><text:span text:style-name="T160">Flutter (Software).</text:span><text:span text:style-name="T158"> </text:span></text:p>
      <text:p text:style-name="P25"><text:tab/><text:span text:style-name="T155">Available at: </text:span>https://en.wikipedia.org/wiki/Flutter_(software)</text:p>
      <text:p text:style-name="P18"><text:span text:style-name="T158">Wikipedia (</text:span><text:span text:style-name="T160">12</text:span><text:span text:style-name="T158"> Ma</text:span><text:span text:style-name="T160">y</text:span><text:span text:style-name="T158"> 2021). </text:span><text:span text:style-name="T160">Computer</text:span><text:span text:style-name="T158"> <text:s text:c="2"/></text:span></text:p>
      <text:p text:style-name="P25"><text:tab/><text:span text:style-name="T155">Available at: </text:span>https://en.wikipedia.org/wiki/Computer</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11" svg:font-family="11"/>
    <style:font-face style:name="Arial" svg:font-family="Arial, sans-serif"/>
    <style:font-face style:name="Lohit Devanagari1" svg:font-family="'Lohit Devanagari'"/>
    <style:font-face style:name="Times New Roman" svg:font-family="'Times New Roman'"/>
    <style:font-face style:name="arial" svg:font-family="arial,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12:15:53.208585727</meta:creation-date>
    <dc:date>2021-06-04T12:55:28.396587605</dc:date>
    <meta:editing-duration>PT28M13S</meta:editing-duration>
    <meta:editing-cycles>3</meta:editing-cycles>
    <meta:generator>LibreOffice/6.4.6.2$Linux_X86_64 LibreOffice_project/40$Build-2</meta:generator>
    <meta:document-statistic meta:table-count="0" meta:image-count="0" meta:object-count="0" meta:page-count="12" meta:paragraph-count="141" meta:word-count="3301" meta:character-count="22789" meta:non-whitespace-character-count="19544"/>
  </office:meta>
</office:document-meta>
</file>